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79in" fo:margin-left="0in" fo:margin-right="-0.0028in" table:align="margins"/>
    </style:style>
    <style:style style:name="Table2.A" style:family="table-column">
      <style:table-column-properties style:column-width="3.0007in" style:rel-column-width="29359*"/>
    </style:style>
    <style:style style:name="Table2.B" style:family="table-column">
      <style:table-column-properties style:column-width="0.9333in" style:rel-column-width="9132*"/>
    </style:style>
    <style:style style:name="Table2.C" style:family="table-column">
      <style:table-column-properties style:column-width="1.6389in" style:rel-column-width="16035*"/>
    </style:style>
    <style:style style:name="Table2.D" style:family="table-column">
      <style:table-column-properties style:column-width="0.6146in" style:rel-column-width="6013*"/>
    </style:style>
    <style:style style:name="Table2.E" style:family="table-column">
      <style:table-column-properties style:column-width="0.5104in" style:rel-column-width="499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51in" fo:break-before="page" table:align="margins"/>
    </style:style>
    <style:style style:name="Table3.A" style:family="table-column">
      <style:table-column-properties style:column-width="0.375in" style:rel-column-width="3670*"/>
    </style:style>
    <style:style style:name="Table3.B" style:family="table-column">
      <style:table-column-properties style:column-width="2.6833in" style:rel-column-width="26265*"/>
    </style:style>
    <style:style style:name="Table3.C" style:family="table-column">
      <style:table-column-properties style:column-width="1.5in" style:rel-column-width="14682*"/>
    </style:style>
    <style:style style:name="Table3.D" style:family="table-column">
      <style:table-column-properties style:column-width="0.8167in" style:rel-column-width="7993*"/>
    </style:style>
    <style:style style:name="Table3.E" style:family="table-column">
      <style:table-column-properties style:column-width="1.3201in" style:rel-column-width="12925*"/>
    </style:style>
    <style:style style:name="Table3.A1" style:family="table-cell">
      <style:table-cell-properties fo:padding="0.0382in" fo:border="none"/>
    </style:style>
    <style:style style:name="Table3.A3" style:family="table-cell">
      <style:table-cell-properties fo:padding="0.0382in" fo:border-left="none" fo:border-right="none" fo:border-top="0.0007in solid #000000" fo:border-bottom="0.0007in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375in" style:rel-column-width="3670*"/>
    </style:style>
    <style:style style:name="Table4.B" style:family="table-column">
      <style:table-column-properties style:column-width="1.625in" style:rel-column-width="15906*"/>
    </style:style>
    <style:style style:name="Table4.C" style:family="table-column">
      <style:table-column-properties style:column-width="4.6951in" style:rel-column-width="45959*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fo:padding="0.0382in" fo:border-left="none" fo:border-right="none" fo:border-top="0.0007in solid #000000" fo:border-bottom="0.0007in solid #000000"/>
    </style:style>
    <style:style style:name="Table4.A3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6979in" fo:margin-left="0in" fo:margin-right="-0.0028in" table:align="margins"/>
    </style:style>
    <style:style style:name="Table1.A" style:family="table-column">
      <style:table-column-properties style:column-width="1.9993in" style:rel-column-width="19561*"/>
    </style:style>
    <style:style style:name="Table1.B" style:family="table-column">
      <style:table-column-properties style:column-width="1.4278in" style:rel-column-width="13969*"/>
    </style:style>
    <style:style style:name="Table1.C" style:family="table-column">
      <style:table-column-properties style:column-width="3.2708in" style:rel-column-width="32005*"/>
    </style:style>
    <style:style style:name="Table1.1" style:family="table-row">
      <style:table-row-properties style:min-row-height="0.4333in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6.6951in" fo:break-before="page" table:align="margins"/>
    </style:style>
    <style:style style:name="Table6.A" style:family="table-column">
      <style:table-column-properties style:column-width="2.3083in" style:rel-column-width="22594*"/>
    </style:style>
    <style:style style:name="Table6.B" style:family="table-column">
      <style:table-column-properties style:column-width="1.25in" style:rel-column-width="12235*"/>
    </style:style>
    <style:style style:name="Table6.C" style:family="table-column">
      <style:table-column-properties style:column-width="1.4625in" style:rel-column-width="14315*"/>
    </style:style>
    <style:style style:name="Table6.D" style:family="table-column">
      <style:table-column-properties style:column-width="1.6743in" style:rel-column-width="1639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51in" fo:break-before="page" table:align="margins"/>
    </style:style>
    <style:style style:name="Table7.A" style:family="table-column">
      <style:table-column-properties style:column-width="0.4333in" style:rel-column-width="4241*"/>
    </style:style>
    <style:style style:name="Table7.B" style:family="table-column">
      <style:table-column-properties style:column-width="2.875in" style:rel-column-width="28141*"/>
    </style:style>
    <style:style style:name="Table7.C" style:family="table-column">
      <style:table-column-properties style:column-width="1.25in" style:rel-column-width="12235*"/>
    </style:style>
    <style:style style:name="Table7.D" style:family="table-column">
      <style:table-column-properties style:column-width="0.6917in" style:rel-column-width="6770*"/>
    </style:style>
    <style:style style:name="Table7.E" style:family="table-column">
      <style:table-column-properties style:column-width="1.4451in" style:rel-column-width="14148*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none" fo:border-top="0.0007in solid #000000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padding="0.0201in" fo:border="0.0008in solid #000000" style:shadow="none"/>
    </style:style>
    <style:style style:name="P14" style:family="paragraph" style:parent-style-name="Table_20_Contents">
      <style:paragraph-properties fo:padding="0.0201in" fo:border="0.0008in solid #000000" style:shadow="non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 fo:padding="0.0201in" fo:border="0.0008in solid #000000" style:shadow="none"/>
      <style:text-properties fo:font-size="9pt" style:font-size-asian="9pt" style:font-size-complex="9pt"/>
    </style:style>
    <style:style style:name="P16" style:family="paragraph" style:parent-style-name="Table_20_Contents">
      <style:paragraph-properties fo:padding="0.0201in" fo:border="0.0008in solid #000000" style:shadow="non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 fo:padding="0.0201in" fo:border="0.0008in solid #000000" style:shadow="non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padding="0.0201in" fo:border="0.0008in solid #000000" style:shadow="none"/>
      <style:text-properties fo:font-size="10pt" style:font-size-asian="10pt" style:font-size-complex="10pt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fo:padding="0.0201in" fo:border="0.0008in solid #000000" style:shadow="none"/>
      <style:text-properties style:font-name="Liberation Serif" fo:font-size="10pt" fo:font-style="normal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paragraph-properties fo:padding="0.0201in" fo:border="0.0008in solid #000000" style:shadow="none"/>
      <style:text-properties fo:font-size="10pt" style:font-size-asian="10pt" style:font-size-complex="10pt"/>
    </style:style>
    <style:style style:name="P23" style:family="paragraph" style:parent-style-name="Table_20_Contents">
      <style:paragraph-properties fo:padding="0.0201in" fo:border="0.0008in solid #000000" style:shadow="none"/>
      <style:text-properties fo:font-size="9pt" style:font-size-asian="9pt" style:font-size-complex="9pt"/>
    </style:style>
    <style:style style:name="P24" style:family="paragraph">
      <style:paragraph-properties fo:text-align="center"/>
    </style:style>
    <style:style style:name="P2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stroke="solid" svg:stroke-color="#000000" draw:fill="none" draw:fill-color="#000000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000000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000000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9">(* Mandatory Field)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9">NAME APPROVAL NO.</text:p>
          </table:table-cell>
          <table:table-cell table:style-name="Table2.A1" table:number-columns-spanned="4" office:value-type="string">
            <text:p text:style-name="P14"><text:text-input text:description="robFormA.robFormACode">robFormA.robFormACod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9">I/We the person(s) responsible submit for registration of the following particulars regarding the under-mentioned business.</text:p>
            <text:p text:style-name="P9"/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2">INFORMATION OF BUSINESS (* Mandatory field)</text:p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9">1. * BUSINESS NAME</text:p>
          </table:table-cell>
          <table:table-cell table:style-name="Table2.A1" table:number-columns-spanned="4" office:value-type="string">
            <text:p text:style-name="P14"><text:text-input text:description="robFormA.bizName">robFormA.bizName</text:text-input>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9">2. A) * DATE OF COMMENCEMENT OF BUSINESS</text:p>
            <text:p text:style-name="P9"><text:s text:c="12"/>(dd/mm/yyyy)</text:p>
          </table:table-cell>
          <table:table-cell table:style-name="Table2.A1" office:value-type="string">
            <text:p text:style-name="P14"><text:text-input text:description="robFormA.bizStartDt?string(&quot;dd/MM/yyyy&quot;)">robFormA.bizStartDt?string("dd/MM/yyyy")</text:text-input></text:p>
          </table:table-cell>
          <table:table-cell table:style-name="Table2.A1" office:value-type="string">
            <text:p text:style-name="P9">B) * REGISTRATION PERIOD</text:p>
          </table:table-cell>
          <table:table-cell table:style-name="Table2.A1" office:value-type="string">
            <text:p text:style-name="P10"><text:s/><text:text-input text:description="robFormA.bizRegPeriod">robFormA.bizRegPeriod</text:text-input> <text:s text:c="10"/></text:p>
          </table:table-cell>
          <table:table-cell table:style-name="Table2.A1" office:value-type="string">
            <text:p text:style-name="P9">YEARS</text:p>
          </table:table-cell>
        </table:table-row>
        <table:table-row>
          <table:table-cell table:style-name="Table2.A1" office:value-type="string">
            <text:p text:style-name="P9">3. * PARTNERSHIP AGREEMENT</text:p>
            <text:p text:style-name="P9"><text:s text:c="7"/>(If yes, upload the copy of agreement)</text:p>
          </table:table-cell>
          <table:table-cell table:style-name="Table2.A1" office:value-type="string">
            <text:p text:style-name="P9"><text:s/>[ ] YES</text:p>
            <text:p text:style-name="P9"><text:s/>[ ] NO</text:p>
          </table:table-cell>
          <table:table-cell table:style-name="Table2.A1" office:value-type="string">
            <text:p text:style-name="P9">DATE</text:p>
            <text:p text:style-name="P9">(dd/mm/yyyy)</text:p>
          </table:table-cell>
          <table:table-cell table:style-name="Table2.A1" table:number-columns-spanned="2" office:value-type="string">
            <text:p text:style-name="P14"/>
          </table:table-cell>
          <table:covered-table-cell/>
        </table:table-row>
        <table:table-row>
          <table:table-cell table:style-name="Table2.A1" office:value-type="string">
            <text:p text:style-name="P9">4. ADDRESS OF PRINCIPAL PLACE OF BUSINESS</text:p>
          </table:table-cell>
          <table:table-cell table:style-name="Table2.A1" table:number-columns-spanned="4" office:value-type="string">
            <text:p text:style-name="P14"><text:text-input text:description="robFormA.bizMainAddr">robFormA.bizMainAddr</text:text-input></text:p>
            <text:p text:style-name="P14"><text:text-input text:description="robFormA.bizMainAddr2">robFormA.bizMainAddr2</text:text-input></text:p>
            <text:p text:style-name="P14"><text:text-input text:description="robFormA.bizMainAddr3">robFormA.bizMainAddr3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">TOWN</text:p>
            <text:p text:style-name="P10"/>
          </table:table-cell>
          <table:table-cell table:style-name="Table2.A1" table:number-columns-spanned="4" office:value-type="string">
            <text:p text:style-name="P14"><text:text-input text:description="robFormA.bizMainAddrTown"/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">POSTCODE</text:p>
          </table:table-cell>
          <table:table-cell table:style-name="Table2.A1" table:number-columns-spanned="4" office:value-type="string">
            <text:p text:style-name="P14"><text:text-input text:description="robFormA.bizMainAddrPostcode">robFormA.bizMainAddrPostcode</text:text-input>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">STATE</text:p>
          </table:table-cell>
          <table:table-cell table:style-name="Table2.A1" table:number-columns-spanned="4" office:value-type="string">
            <text:p text:style-name="P9"><text:text-input text:description="CodeResolver.resolveCode(robFormA.bizMainAddrState,&quot;ROB_ALLOW_REG_STATE&quot;)">CodeResolver.resolveCode(robFormA.bizMainAddrState,"ROB_ALLOW_REG_STATE")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1">5. * TELEPHONE</text:p>
            <text:p text:style-name="P11"/>
          </table:table-cell>
          <table:table-cell table:style-name="Table2.A1" office:value-type="string">
            <text:p text:style-name="P14"><text:text-input text:description="robFormA.bizMainAddrMobileNo">robFormA.bizMainAddrMobileNo</text:text-input></text:p>
          </table:table-cell>
          <table:table-cell table:style-name="Table2.A1" office:value-type="string">
            <text:p text:style-name="P10">FAX</text:p>
          </table:table-cell>
          <table:table-cell table:style-name="Table2.A1" table:number-columns-spanned="2" office:value-type="string">
            <text:p text:style-name="P14"><text:text-input text:description="robFormA.bizMainAddrTelNo">robFormA.bizMainAddrTelNo</text:text-input></text:p>
          </table:table-cell>
          <table:covered-table-cell/>
        </table:table-row>
        <table:table-row>
          <table:table-cell table:style-name="Table2.A1" office:value-type="string">
            <text:p text:style-name="P11">6. E-MAIL</text:p>
            <text:p text:style-name="P11"/>
          </table:table-cell>
          <table:table-cell table:style-name="Table2.A1" table:number-columns-spanned="4" office:value-type="string">
            <text:p text:style-name="P14"><text:text-input text:description="robFormA.bizMainAddrEmail">robFormA.bizMainAddrEmail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1">7. CORRESPONDENCE ADDRESS</text:p>
            <text:p text:style-name="P11"><text:s text:c="4"/>(if different from above)</text:p>
            <text:p text:style-name="P11"/>
            <text:p text:style-name="P11"/>
          </table:table-cell>
          <table:table-cell table:style-name="Table2.A1" table:number-columns-spanned="4" office:value-type="string">
            <text:p text:style-name="P14"><text:text-input text:description="robFormA.bizPostAddr">robFormA.bizPostAddr</text:text-input></text:p>
            <text:p text:style-name="P14"><text:text-input text:description="robFormA.bizPostAddr2">robFormA.bizPostAddr2</text:text-input></text:p>
            <text:p text:style-name="P14"><text:text-input text:description="robFormA.bizPostAddr3">robFormA.bizPostAddr3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">TOWN</text:p>
            <text:p text:style-name="P10"/>
          </table:table-cell>
          <table:table-cell table:style-name="Table2.A1" table:number-columns-spanned="4" office:value-type="string">
            <text:p text:style-name="P14"><text:text-input text:description="robFormA.bizPostAddrTown">robFormA.bizPostAddrTown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">POSTCODE</text:p>
            <text:p text:style-name="P10"/>
          </table:table-cell>
          <table:table-cell table:style-name="Table2.A1" table:number-columns-spanned="4" office:value-type="string">
            <text:p text:style-name="P14"><text:text-input text:description="robFormA.bizPostAddrPostcode">robFormA.bizPostAddrPostcod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">STATE</text:p>
            <text:p text:style-name="P10"/>
          </table:table-cell>
          <table:table-cell table:style-name="Table2.A1" table:number-columns-spanned="4" office:value-type="string">
            <text:p text:style-name="P14"><text:text-input text:description="CodeResolver.resolveCode(robFormA.bizPostAddrState,&quot;ROB_ALLOW_REG_STATE&quot;)">CodeResolver.resolveCode(robFormA.bizPostAddrState,"ROB_ALLOW_REG_STATE")</text:text-input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8">INFORMATION OF BRANCHES (* Mandatory field)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4">* NO OF BRANCHES</text:p>
            <text:p text:style-name="P4"/>
          </table:table-cell>
          <table:covered-table-cell/>
          <table:table-cell table:style-name="Table3.A1" table:number-columns-spanned="3" office:value-type="string">
            <text:p text:style-name="P4"><text:script script:language="JOOScript">[#assign branches = robFormA.listRobFormABranches]
[#assign branchesIdx = 0]
${branches?size}
</text:script>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5">NO</text:p>
          </table:table-cell>
          <table:table-cell table:style-name="Table3.A3" office:value-type="string">
            <text:p text:style-name="P5">BRANCH ADDRESS</text:p>
          </table:table-cell>
          <table:table-cell table:style-name="Table3.A3" office:value-type="string">
            <text:p text:style-name="P5">TOWN</text:p>
          </table:table-cell>
          <table:table-cell table:style-name="Table3.A3" office:value-type="string">
            <text:p text:style-name="P4">POSTCODE</text:p>
          </table:table-cell>
          <table:table-cell table:style-name="Table3.A3" office:value-type="string">
            <text:p text:style-name="P5">STATE</text:p>
          </table:table-cell>
        </table:table-row>
        <table:table-row>
          <table:table-cell table:style-name="Table3.A1" office:value-type="string">
            <text:p text:style-name="P14"><text:script script:language="JOOScript">@table:table-row
[#list branches as branch]

</text:script></text:p>
            <text:p text:style-name="P15"><text:script script:language="JOOScript">[#assign branchesIdx = branchesIdx+1]
${branchesIdx}</text:script></text:p>
            <text:p text:style-name="P14"/>
          </table:table-cell>
          <table:table-cell table:style-name="Table3.A1" office:value-type="string">
            <text:p text:style-name="P14"><text:text-input text:description="branch.addr">branch.addr</text:text-input></text:p>
            <text:p text:style-name="P14"><text:text-input text:description="branch.addr2">branch.addr2</text:text-input></text:p>
            <text:p text:style-name="P14"><text:text-input text:description="branch.addr3">branch.addr3</text:text-input></text:p>
          </table:table-cell>
          <table:table-cell table:style-name="Table3.A1" office:value-type="string">
            <text:p text:style-name="P14"><text:text-input text:description="branch.addrTown">branch.addrTown</text:text-input></text:p>
            <text:p text:style-name="P14"/>
            <text:p text:style-name="P14"/>
          </table:table-cell>
          <table:table-cell table:style-name="Table3.A1" office:value-type="string">
            <text:p text:style-name="P14"><text:text-input text:description="branch.addrPostcode">branch.addrPostcode</text:text-input></text:p>
            <text:p text:style-name="P14"/>
            <text:p text:style-name="P14"/>
          </table:table-cell>
          <table:table-cell table:style-name="Table3.A1" office:value-type="string">
            <text:p text:style-name="P14"><text:text-input text:description="CodeResolver.resolveCode(branch.addrState,&quot;ROB_ALLOW_REG_STATE&quot;)">CodeResolver.resolveCode(branch.addrState,"ROB_ALLOW_REG_STATE")</text:text-input></text:p>
            <text:p text:style-name="P14"/>
            <text:p text:style-name="P14"><text:script script:language="JOOScript">@/table:table-row
[/#list]</text:script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8">INFORMATION TYPE OF BUSINESS (* Please fill in at least 1)</text:p>
            <text:p text:style-name="P8"/>
          </table:table-cell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7">BUSINESS DESCRIPTION</text:p>
            <text:p text:style-name="P7"/>
          </table:table-cell>
          <table:covered-table-cell/>
          <table:covered-table-cell/>
        </table:table-row>
        <table:table-row>
          <table:table-cell table:style-name="Table4.A3" table:number-columns-spanned="3" office:value-type="string">
            <text:p text:style-name="P17"/>
            <text:p text:style-name="P17"><text:text-input text:description="robFormA.bizDesc">robFormA.bizDesc</text:text-input></text:p>
            <text:p text:style-name="P17"/>
            <text:p text:style-name="P17"/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<text:script script:language="JOOScript">[#assign bizCodes = robFormA.listRobFormABizCode]
[#assign bizCodeIdx = 0]
</text:script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NO</text:p>
          </table:table-cell>
          <table:table-cell table:style-name="Table4.A2" office:value-type="string">
            <text:p text:style-name="P4">BUSINESS TYPE (CODE)</text:p>
          </table:table-cell>
          <table:table-cell table:style-name="Table4.A2" office:value-type="string">
            <text:p text:style-name="P5">DESCRIPTION</text:p>
          </table:table-cell>
        </table:table-row>
        <table:table-row>
          <table:table-cell table:style-name="Table4.A1" office:value-type="string">
            <text:p text:style-name="P18"/>
            <text:p text:style-name="P18"><text:script script:language="JOOScript">@table:table-row
[#list bizCodes as bizCode]
</text:script><text:script script:language="JOOScript">[#assign bizCodeIdx = bizCodeIdx+1]
${bizCodeIdx}</text:script></text:p>
            <text:p text:style-name="P18"/>
          </table:table-cell>
          <table:table-cell table:style-name="Table4.A1" office:value-type="string">
            <text:p text:style-name="P16"><text:text-input text:description="bizCode.bizCode">bizCode.bizCode</text:text-input></text:p>
            <text:p text:style-name="P16"/>
            <text:p text:style-name="P16"/>
          </table:table-cell>
          <table:table-cell table:style-name="Table4.A1" office:value-type="string">
            <text:p text:style-name="P16"><text:text-input text:description="bizCode.bizCodeDesc">bizCode.bizCodeDesc</text:text-input></text:p>
            <text:p text:style-name="P16"/>
            <text:p text:style-name="P16"><text:script script:language="JOOScript">@/table:table-row
[/#list]</text:script>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SUBMISSION DATE</text:p>
            <text:p text:style-name="P4">(dd/mm/yyyy)</text:p>
          </table:table-cell>
          <table:table-cell table:style-name="Table1.A1" office:value-type="string">
            <text:p text:style-name="P13"><text:text-input text:description="robFormA.submitDt?string(&quot;dd/MM/yyyy&quot;)">robFormA.submitDt?string("dd/MM/yyyy")</text:text-input>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8">VERIFICATION BY OWNER/PARTNER(S) (* Mandatory field)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4" office:value-type="string">
            <text:p text:style-name="P4">I/We confirm the accuracy of all the statements made in the form and declare that I/We am/are the owner/partner(s) of the business the name of which is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4" office:value-type="string">
            <text:p text:style-name="P14"><text:text-input text:description="robFormA.bizName">robFormA.bizName</text:text-input></text:p>
            <text:p text:style-name="P4"><text:script script:language="JOOScript">[#assign owners = robFormA.listRobFormAOwner]
</text:script></text:p>
            <text:p text:style-name="P4"><text:script script:language="JOOScript">[#list owners as owner]</text:script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4">* NAME</text:p>
          </table:table-cell>
          <table:table-cell table:style-name="Table6.A1" table:number-columns-spanned="3" office:value-type="string">
            <text:p text:style-name="P22"/>
            <text:p text:style-name="P4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4">* PERSONAL IDENTIFICATION NO.</text:p>
          </table:table-cell>
          <table:table-cell table:style-name="Table6.A1" office:value-type="string">
            <text:p text:style-name="P22"/>
            <text:p text:style-name="P4"/>
          </table:table-cell>
          <table:table-cell table:style-name="Table6.A1" office:value-type="string">
            <text:p text:style-name="P6">* COLOUR</text:p>
          </table:table-cell>
          <table:table-cell table:style-name="Table6.A1" office:value-type="string">
            <text:p text:style-name="P4">BLUE</text:p>
          </table:table-cell>
        </table:table-row>
        <table:table-row>
          <table:table-cell table:style-name="Table6.A1" office:value-type="string">
            <text:p text:style-name="P4">* ADDRESS</text:p>
          </table:table-cell>
          <table:table-cell table:style-name="Table6.A1" table:number-columns-spanned="3" office:value-type="string"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6">TOWN</text:p>
          </table:table-cell>
          <table:table-cell table:style-name="Table6.A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6">POSTCODE</text:p>
          </table:table-cell>
          <table:table-cell table:style-name="Table6.A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6">STATE</text:p>
          </table:table-cell>
          <table:table-cell table:style-name="Table6.A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4">* E-MAIL</text:p>
          </table:table-cell>
          <table:table-cell table:style-name="Table6.A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4">* TELEPHONE</text:p>
          </table:table-cell>
          <table:table-cell table:style-name="Table6.A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4">FAX</text:p>
          </table:table-cell>
          <table:table-cell table:style-name="Table6.A1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><text:script script:language="JOOScript">[/#list]</text:script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8">VERIFICATION BY OWNER/PARTNER(S)</text:p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">NO.</text:p>
          </table:table-cell>
          <table:table-cell table:style-name="Table7.A2" office:value-type="string">
            <text:p text:style-name="P5">NAME</text:p>
          </table:table-cell>
          <table:table-cell table:style-name="Table7.A2" office:value-type="string">
            <text:p text:style-name="P5">IDENTITY CARD NO</text:p>
          </table:table-cell>
          <table:table-cell table:style-name="Table7.A2" office:value-type="string">
            <text:p text:style-name="P5">COLOUR</text:p>
          </table:table-cell>
          <table:table-cell table:style-name="Table7.A2" office:value-type="string">
            <text:p text:style-name="P5">SIGNATURE</text:p>
          </table:table-cell>
        </table:table-row>
        <table:table-row>
          <table:table-cell table:style-name="Table7.A1" office:value-type="string">
            <text:p text:style-name="P5"><draw:frame text:anchor-type="paragraph" draw:z-index="4" draw:style-name="gr3" draw:text-style-name="P25" svg:width="0.3421in" svg:height="0.2488in" svg:x="0.0047in" svg:y="0.0382in"><draw:text-box><text:p text:style-name="P24"><text:span text:style-name="T1"><text:s/></text:span><text:span text:style-name="T1">1.</text:span></text:p></draw:text-box></draw:frame></text:p>
          </table:table-cell>
          <table:table-cell table:style-name="Table7.A1" office:value-type="string">
            <text:p text:style-name="P4"><draw:frame text:anchor-type="paragraph" draw:z-index="2" draw:style-name="gr1" svg:width="2.7921in" svg:height="0.2606in" svg:x="0.0047in" svg:y="0.0299in"><draw:text-box><text:p><text:s/><text:span text:style-name="T1">YAP EE YUEN</text:span></text:p></draw:text-box></draw:frame></text:p>
          </table:table-cell>
          <table:table-cell table:style-name="Table7.A1" office:value-type="string">
            <text:p text:style-name="P4"><draw:frame text:anchor-type="paragraph" draw:z-index="1" draw:style-name="gr1" svg:width="1.0921in" svg:height="0.2606in" svg:x="0.0047in" svg:y="0.0299in"><draw:text-box><text:p><text:s/><text:span text:style-name="T1">880525145033</text:span></text:p></draw:text-box></draw:frame></text:p>
          </table:table-cell>
          <table:table-cell table:style-name="Table7.A1" office:value-type="string">
            <text:p text:style-name="P4"><draw:frame text:anchor-type="paragraph" draw:z-index="0" draw:style-name="gr1" svg:width="0.6335in" svg:height="0.2606in" svg:x="0.0047in" svg:y="0.0299in"><draw:text-box><text:p><text:s text:c="2"/><text:span text:style-name="T1">BLUE</text:span></text:p></draw:text-box></draw:frame></text:p>
            <text:p text:style-name="P4"/>
          </table:table-cell>
          <table:table-cell table:style-name="Table7.A1" office:value-type="string">
            <text:p text:style-name="P4"><draw:frame text:anchor-type="paragraph" draw:z-index="3" draw:style-name="gr2" svg:width="1.3669in" svg:height="0.265in" svg:x="0.0047in" svg:y="0.0299in"><draw:text-box><text:p><text:span text:style-name="T1"><text:s/></text:span><text:span text:style-name="T1">habsahh@ssm.com.my</text:span></text:p></draw:text-box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M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5.1847in" style:rel-column-width="50752*"/>
    </style:style>
    <style:style style:name="Table5.B" style:family="table-column">
      <style:table-column-properties style:column-width="1.5104in" style:rel-column-width="14783*"/>
    </style:style>
    <style:style style:name="Table5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M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MP4" style:family="paragraph" style:parent-style-name="Standard">
      <style:paragraph-properties fo:text-align="center" style:justify-single-word="false" fo:padding="0.0201in" fo:border="0.0008in solid #000000" style:shadow="none"/>
      <style:text-properties style:font-name="Liberation Serif" fo:font-size="10pt" fo:font-style="normal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">Form A</text:p>
            </table:table-cell>
            <table:table-cell table:style-name="Table5.A1" office:value-type="string">
              <text:p text:style-name="MP2"/>
            </table:table-cell>
          </table:table-row>
          <table:table-row>
            <table:table-cell table:style-name="Table5.A1" office:value-type="string">
              <text:p text:style-name="MP1">REGISTRATION OF BUSINESS RULES 1957</text:p>
            </table:table-cell>
            <table:table-cell table:style-name="Table5.A1" office:value-type="string">
              <text:p text:style-name="MP2"/>
            </table:table-cell>
          </table:table-row>
          <table:table-row>
            <table:table-cell table:style-name="Table5.A1" office:value-type="string">
              <text:p text:style-name="MP1">[RULE 3] - PORTAL</text:p>
            </table:table-cell>
            <table:table-cell table:style-name="Table5.A1" office:value-type="string">
              <text:p text:style-name="MP3">Reference No:</text:p>
            </table:table-cell>
          </table:table-row>
          <table:table-row>
            <table:table-cell table:style-name="Table5.A1" office:value-type="string">
              <text:p text:style-name="MP1">BUSINESS REGISTRATION</text:p>
            </table:table-cell>
            <table:table-cell table:style-name="Table5.A1" office:value-type="string">
              <text:p text:style-name="MP4"><text:text-input text:description="robFormA.robFormACode">robFormACode</text:text-input></text:p>
            </table:table-cell>
          </table:table-row>
        </table:table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4-20T10:01:22.149000000</meta:creation-date>
    <dc:date>2016-04-21T15:45:01.35</dc:date>
    <meta:editing-duration>PT6H16M28S</meta:editing-duration>
    <meta:editing-cycles>134</meta:editing-cycles>
    <meta:generator>OpenOffice.org/3.3$Win32 OpenOffice.org_project/330m20$Build-9567</meta:generator>
    <meta:document-statistic meta:table-count="7" meta:image-count="0" meta:object-count="0" meta:page-count="4" meta:paragraph-count="106" meta:word-count="234" meta:character-count="2059"/>
  </office:meta>
</office:document-meta>
</file>